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fo:font-weight="bold" officeooo:rsid="0013315d" officeooo:paragraph-rsid="0011970c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Times New Roman" fo:font-size="12pt" fo:font-weight="bold" officeooo:rsid="0011970c" officeooo:paragraph-rsid="0011970c" style:font-size-asian="10.5pt" style:font-weight-asian="bold" style:font-size-complex="12pt" style:font-weight-complex="bold"/>
    </style:style>
    <style:style style:name="P3" style:family="paragraph" style:parent-style-name="Standard" style:list-style-name="L1">
      <style:text-properties style:font-name="Times New Roman" fo:font-size="12pt" fo:font-weight="normal" officeooo:rsid="0011970c" officeooo:paragraph-rsid="0011970c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text-properties style:font-name="Times New Roman" fo:font-size="12pt" fo:font-weight="normal" officeooo:rsid="00164f3c" officeooo:paragraph-rsid="00180ba1" style:font-size-asian="10.5pt" style:font-weight-asian="normal" style:font-size-complex="12pt" style:font-weight-complex="normal" style:text-overline-style="none" style:text-overline-color="font-color"/>
    </style:style>
    <style:style style:name="P5" style:family="paragraph" style:parent-style-name="Standard" style:list-style-name="L1">
      <style:text-properties style:font-name="Times New Roman" fo:font-size="12pt" fo:font-weight="normal" officeooo:rsid="00164f3c" officeooo:paragraph-rsid="0019b4fa" style:font-size-asian="10.5pt" style:font-weight-asian="normal" style:font-size-complex="12pt" style:font-weight-complex="normal" style:text-overline-style="none" style:text-overline-color="font-color"/>
    </style:style>
    <style:style style:name="P6" style:family="paragraph" style:parent-style-name="Standard" style:list-style-name="L1">
      <style:text-properties style:font-name="Times New Roman" fo:font-size="12pt" fo:font-weight="normal" officeooo:rsid="0020f991" officeooo:paragraph-rsid="0020f991" style:font-size-asian="10.5pt" style:font-weight-asian="normal" style:font-size-complex="12pt" style:font-weight-complex="normal" style:text-overline-style="none" style:text-overline-color="font-color"/>
    </style:style>
    <style:style style:name="P7" style:family="paragraph" style:parent-style-name="Standard" style:list-style-name="L1">
      <style:text-properties style:font-name="Times New Roman" fo:font-size="12pt" fo:font-weight="normal" officeooo:rsid="001babf9" officeooo:paragraph-rsid="0024c6cd" style:font-size-asian="10.5pt" style:font-weight-asian="normal" style:font-size-complex="12pt" style:font-weight-complex="normal" style:text-overline-style="none" style:text-overline-color="font-color"/>
    </style:style>
    <style:style style:name="P8" style:family="paragraph" style:parent-style-name="Standard" style:list-style-name="L1">
      <style:text-properties style:font-name="Times New Roman" fo:font-size="12pt" fo:font-weight="normal" officeooo:rsid="001c5d9e" officeooo:paragraph-rsid="001c5d9e" style:font-size-asian="10.5pt" style:font-weight-asian="normal" style:font-size-complex="12pt" style:font-weight-complex="normal" style:text-overline-style="none" style:text-overline-color="font-color"/>
    </style:style>
    <style:style style:name="P9" style:family="paragraph" style:parent-style-name="Standard" style:list-style-name="L2">
      <style:text-properties style:font-name="Times New Roman" fo:font-size="12pt" fo:font-style="normal" fo:font-weight="normal" officeooo:rsid="001babf9" officeooo:paragraph-rsid="0024c6c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 style:list-style-name="L2">
      <style:text-properties officeooo:rsid="0024c6cd" officeooo:paragraph-rsid="0024c6cd"/>
    </style:style>
    <style:style style:name="T1" style:family="text">
      <style:text-properties officeooo:rsid="001db61b"/>
    </style:style>
    <style:style style:name="T2" style:family="text">
      <style:text-properties officeooo:rsid="0011970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f2704" style:font-style-asian="italic" style:font-style-complex="italic"/>
    </style:style>
    <style:style style:name="T5" style:family="text">
      <style:text-properties fo:font-style="italic" officeooo:rsid="0028f6a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1f0b2" style:font-style-asian="normal" style:font-style-complex="normal"/>
    </style:style>
    <style:style style:name="T8" style:family="text">
      <style:text-properties fo:font-style="normal" style:font-style-asian="normal" style:font-style-complex="normal" style:text-overline-style="solid" style:text-overline-width="auto" style:text-overline-color="font-color"/>
    </style:style>
    <style:style style:name="T9" style:family="text">
      <style:text-properties fo:font-style="normal" officeooo:rsid="0011f0b2" style:font-style-asian="normal" style:font-style-complex="normal" style:text-overline-style="solid" style:text-overline-width="auto" style:text-overline-color="font-color"/>
    </style:style>
    <style:style style:name="T10" style:family="text">
      <style:text-properties fo:font-style="normal" officeooo:rsid="00180ba1" style:font-style-asian="normal" style:font-style-complex="normal"/>
    </style:style>
    <style:style style:name="T11" style:family="text">
      <style:text-properties fo:font-style="normal" officeooo:rsid="0019b4fa" style:font-style-asian="normal" style:font-style-complex="normal"/>
    </style:style>
    <style:style style:name="T12" style:family="text">
      <style:text-properties fo:font-style="normal" officeooo:rsid="001a04ad" style:font-style-asian="normal" style:font-style-complex="normal"/>
    </style:style>
    <style:style style:name="T13" style:family="text">
      <style:text-properties fo:font-style="normal" officeooo:rsid="001e55d3" style:font-style-asian="normal" style:font-style-complex="normal"/>
    </style:style>
    <style:style style:name="T14" style:family="text">
      <style:text-properties fo:font-style="normal" officeooo:rsid="001f2704" style:font-style-asian="normal" style:font-style-complex="normal"/>
    </style:style>
    <style:style style:name="T15" style:family="text">
      <style:text-properties fo:font-style="normal" officeooo:rsid="0020f991" style:font-style-asian="normal" style:font-style-complex="normal"/>
    </style:style>
    <style:style style:name="T16" style:family="text">
      <style:text-properties fo:font-style="normal" officeooo:rsid="0022e610" style:font-style-asian="normal" style:font-style-complex="normal"/>
    </style:style>
    <style:style style:name="T17" style:family="text">
      <style:text-properties fo:font-style="normal" officeooo:rsid="0024c6cd" style:font-style-asian="normal" style:font-style-complex="normal"/>
    </style:style>
    <style:style style:name="T18" style:family="text">
      <style:text-properties fo:font-style="normal" officeooo:rsid="0026464d" style:font-style-asian="normal" style:font-style-complex="normal"/>
    </style:style>
    <style:style style:name="T19" style:family="text">
      <style:text-properties fo:font-style="normal" officeooo:rsid="0026b9bd" style:font-style-asian="normal" style:font-style-complex="normal"/>
    </style:style>
    <style:style style:name="T20" style:family="text">
      <style:text-properties fo:font-style="normal" officeooo:rsid="00282588" style:font-style-asian="normal" style:font-style-complex="normal"/>
    </style:style>
    <style:style style:name="T21" style:family="text">
      <style:text-properties fo:font-style="normal" officeooo:rsid="0028f6ac" style:font-style-asian="normal" style:font-style-complex="normal"/>
    </style:style>
    <style:style style:name="T22" style:family="text">
      <style:text-properties fo:font-style="normal" officeooo:rsid="002a655b" style:font-style-asian="normal" style:font-style-complex="normal"/>
    </style:style>
    <style:style style:name="T23" style:family="text">
      <style:text-properties fo:font-style="normal" officeooo:rsid="002be430" style:font-style-asian="normal" style:font-style-complex="normal"/>
    </style:style>
    <style:style style:name="T24" style:family="text">
      <style:text-properties fo:font-style="normal" officeooo:rsid="002d76af" style:font-style-asian="normal" style:font-style-complex="normal"/>
    </style:style>
    <style:style style:name="T25" style:family="text">
      <style:text-properties officeooo:rsid="00156841"/>
    </style:style>
    <style:style style:name="T26" style:family="text">
      <style:text-properties style:font-name="Times New Roman" fo:font-size="12pt" fo:font-style="normal" fo:font-weight="normal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style:font-name="Times New Roman" fo:font-size="12pt" fo:font-style="normal" fo:font-weight="normal" officeooo:rsid="001babf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8" style:family="text">
      <style:text-properties officeooo:rsid="002a655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ercitazione <text:span text:style-name="T2">2 </text:span>– A<text:span text:style-name="T1">rchitettura dei </text:span>S<text:span text:style-name="T1">istemi di </text:span>E<text:span text:style-name="T1">laborazione</text:span> - 1<text:span text:style-name="T2">9</text:span>/12/2016</text:p>
      <text:p text:style-name="P1"/>
      <text:p text:style-name="P2">Circuiti combinatori e sequenziali</text:p>
      <text:list xml:id="list435909535171694900" text:style-name="L1">
        <text:list-item>
          <text:p text:style-name="P3">Si costruisca un circuito multiplexer <text:span text:style-name="T25">con</text:span> 8 dati in input, un output e 3 input di controllo, che sia effettivamente in grado di calcolare il valore di verità di una funzione bo<text:span text:style-name="T28">o</text:span>leana a <text:span text:style-name="T3">quattro </text:span><text:span text:style-name="T6">variabili.</text:span></text:p>
          <text:p text:style-name="P3"><text:span text:style-name="T6">La funzione da calcolare è la seguente: </text:span><text:span text:style-name="T8">A</text:span><text:span text:style-name="T6"> </text:span><text:span text:style-name="T8">B</text:span><text:span text:style-name="T6"> </text:span><text:span text:style-name="T8">C</text:span><text:span text:style-name="T6"> </text:span><text:span text:style-name="T8">D</text:span><text:span text:style-name="T6"> + </text:span><text:span text:style-name="T9">A</text:span><text:span text:style-name="T7"> B </text:span><text:span text:style-name="T9">C</text:span><text:span text:style-name="T7"> D + A </text:span><text:span text:style-name="T9">B</text:span><text:span text:style-name="T7"> </text:span><text:span text:style-name="T9">C</text:span><text:span text:style-name="T7"> </text:span><text:span text:style-name="T9">D</text:span></text:p>
        </text:list-item>
        <text:list-item>
          <text:p text:style-name="P4"><text:span text:style-name="T7">U</text:span><text:span text:style-name="T6">n chip MSI molto comune è il sommatore a 4 bit. È possibile agganciare quattro di questi chip per ottenere un sommatore a 16 bit? Disegnarlo, se possibile. </text:span><text:span text:style-name="T10">Quanti pin avrà il nuovo sommatore?</text:span></text:p>
        </text:list-item>
        <text:list-item>
          <text:p text:style-name="P6"><text:span text:style-name="T11">S</text:span><text:span text:style-name="T6">i studi un circuito flip-flop pilotato dal fronte di </text:span><text:span text:style-name="T16">salita </text:span><text:span text:style-name="T6">del clock. Lo si modifichi in modo tale che </text:span><text:span text:style-name="T16">sia pilotato dal fronte di discesa del clock.</text:span></text:p>
        </text:list-item>
        <text:list-item>
          <text:p text:style-name="P5"><text:span text:style-name="T12">Si ha una parola a 4 bit, 1100. Utilizzando il codice d’errore basato sulla distanza di Hamming, quanti e quali sono i bit del codice di correzione corrispondente?</text:span><text:span text:style-name="T6"> <text:s/></text:span><text:span text:style-name="T18">Quanti sarebbero per una parola a 8 bit?</text:span></text:p>
        </text:list-item>
        <text:list-item>
          <text:p text:style-name="P7"><text:span text:style-name="T6">Si scriva in notazione polacca inversa l</text:span><text:span text:style-name="T17">e seguenti </text:span><text:span text:style-name="T6">espression</text:span><text:span text:style-name="T17">i</text:span></text:p>
        </text:list-item>
      </text:list>
      <text:list xml:id="list1912571096883967863" text:style-name="L2">
        <text:list-item>
          <text:p text:style-name="P10"><text:span text:style-name="T27">6*</text:span><text:span text:style-name="T26">(4-3)</text:span></text:p>
        </text:list-item>
        <text:list-item>
          <text:p text:style-name="P9">(7/3)/((1-4)*2)+1</text:p>
        </text:list-item>
        <text:list-item>
          <text:p text:style-name="P10"><text:span text:style-name="T27">(</text:span><text:span text:style-name="T26">5*2+7)-4/2+1</text:span></text:p>
        </text:list-item>
      </text:list>
      <text:list xml:id="list171034287408429" text:continue-list="list435909535171694900" text:style-name="L1">
        <text:list-item>
          <text:p text:style-name="P8"><text:span text:style-name="T14">Scrivere le istruzioni Assembly utili per o</text:span><text:span text:style-name="T6">ttimizzare l’utilizzo della CPU per il calcolo della </text:span><text:span text:style-name="T13">della </text:span><text:span text:style-name="T15">moltiplicazione</text:span><text:span text:style-name="T13"> tra </text:span><text:span text:style-name="T20">il </text:span><text:span text:style-name="T13">numero </text:span><text:span text:style-name="T23">19</text:span><text:span text:style-name="T13"> </text:span><text:span text:style-name="T14">e un valore </text:span><text:span text:style-name="T4">n</text:span><text:span text:style-name="T14"> intero e non negativo.</text:span><text:span text:style-name="T6"> </text:span><text:span text:style-name="T21">Verificare , ponendo </text:span><text:span text:style-name="T5">n</text:span><text:span text:style-name="T21">=3, che l’operazione </text:span><text:span text:style-name="T24">proposta</text:span><text:span text:style-name="T21"> sia corrett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12:33:49.516000000</meta:creation-date>
    <dc:date>2016-12-18T16:59:26.616000000</dc:date>
    <meta:editing-duration>PT5H22M12S</meta:editing-duration>
    <meta:editing-cycles>5</meta:editing-cycles>
    <meta:generator>LibreOffice/5.1.1.3$Windows_x86 LibreOffice_project/89f508ef3ecebd2cfb8e1def0f0ba9a803b88a6d</meta:generator>
    <meta:document-statistic meta:table-count="0" meta:image-count="0" meta:object-count="0" meta:page-count="1" meta:paragraph-count="12" meta:word-count="224" meta:character-count="1273" meta:non-whitespace-character-count="1068"/>
  </office:meta>
</office:document-meta>
</file>